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officeooo:rsid="001ede24" officeooo:paragraph-rsid="001ede2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officeooo:rsid="00154fd5" officeooo:paragraph-rsid="002ad097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8pt" fo:font-weight="normal" officeooo:rsid="00154fd5" officeooo:paragraph-rsid="002ad097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8pt" officeooo:rsid="001b71ba" officeooo:paragraph-rsid="002ad097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26cf76" officeooo:paragraph-rsid="002ad097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26ee54" officeooo:paragraph-rsid="002ad097" style:font-size-asian="15.75pt" style:font-size-complex="18pt"/>
    </style:style>
    <style:style style:name="P8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paragraph-rsid="0011795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ede24" officeooo:paragraph-rsid="001ede2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260612" officeooo:paragraph-rsid="0026061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4b0e86" officeooo:paragraph-rsid="002ad09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paragraph-rsid="001ede2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117956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15821e" officeooo:paragraph-rsid="0015821e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1ede24" officeooo:paragraph-rsid="001ede24" style:text-blinking="false" fo:background-color="transparent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260612" officeooo:paragraph-rsid="00260612" style:text-blinking="false" fo:background-color="transparent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40b80" officeooo:paragraph-rsid="00140b80" style:text-blinking="false" fo:background-color="transparent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51537" officeooo:paragraph-rsid="00151537" style:text-blinking="false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5821e" officeooo:paragraph-rsid="0015821e" style:text-blinking="false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5821e" officeooo:paragraph-rsid="0017e3e0" style:text-blinking="false" fo:background-color="transparent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68e28" officeooo:paragraph-rsid="00168e28" style:text-blinking="false" fo:background-color="transparent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7e3e0" officeooo:paragraph-rsid="0017e3e0" style:text-blinking="false" fo:background-color="transparent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9325a" officeooo:paragraph-rsid="0019325a" style:text-blinking="false" fo:background-color="transparent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ede24" officeooo:paragraph-rsid="001ede24" style:text-blinking="false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15821e" officeooo:paragraph-rsid="0015821e" style:text-blinking="false" fo:background-color="transparent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19325a" officeooo:paragraph-rsid="0019325a" style:text-blinking="false" fo:background-color="transparent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paragraph-rsid="002ad097"/>
    </style:style>
    <style:style style:name="P30" style:family="paragraph" style:parent-style-name="Standard">
      <style:paragraph-properties fo:text-align="justify" style:justify-single-word="false"/>
      <style:text-properties fo:font-size="13pt" officeooo:rsid="000fce49" officeooo:paragraph-rsid="002ad097" style:font-size-asian="11.3500003814697pt" style:font-size-complex="13pt"/>
    </style:style>
    <style:style style:name="P31" style:family="paragraph" style:parent-style-name="Standard">
      <style:paragraph-properties fo:text-align="justify" style:justify-single-word="false"/>
      <style:text-properties fo:font-size="13pt" officeooo:rsid="00174857" officeooo:paragraph-rsid="002ad097" style:font-size-asian="11.3500003814697pt" style:font-size-complex="13pt"/>
    </style:style>
    <style:style style:name="P32" style:family="paragraph" style:parent-style-name="Standard">
      <style:paragraph-properties fo:text-align="justify" style:justify-single-word="false"/>
      <style:text-properties fo:font-size="13pt" officeooo:rsid="00181dc7" officeooo:paragraph-rsid="002ad097" style:font-size-asian="11.3500003814697pt" style:font-size-complex="13pt"/>
    </style:style>
    <style:style style:name="P33" style:family="paragraph" style:parent-style-name="Standard">
      <style:paragraph-properties fo:text-align="justify" style:justify-single-word="false"/>
      <style:text-properties fo:font-size="13pt" officeooo:rsid="0019f6a1" officeooo:paragraph-rsid="002ad097" style:font-size-asian="11.3500003814697pt" style:font-size-complex="13pt"/>
    </style:style>
    <style:style style:name="P34" style:family="paragraph" style:parent-style-name="Standard">
      <style:paragraph-properties fo:text-align="justify" style:justify-single-word="false"/>
      <style:text-properties fo:font-size="13pt" fo:font-weight="normal" officeooo:paragraph-rsid="002ad097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3pt" fo:font-weight="normal" officeooo:rsid="001b71ba" officeooo:paragraph-rsid="002ad097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3pt" fo:font-weight="normal" officeooo:rsid="0019f6a1" officeooo:paragraph-rsid="002ad097" style:font-size-asian="11.3500003814697pt" style:font-weight-asian="normal" style:font-size-complex="13pt" style:font-weight-complex="normal"/>
    </style:style>
    <style:style style:name="P37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117956" style:text-blinking="false" fo:background-color="transparent" style:font-size-asian="18pt" style:font-weight-asian="bold" style:font-size-complex="18pt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19325a" style:text-blinking="false" fo:background-color="transparent" style:font-size-asian="18pt" style:font-weight-asian="bold" style:font-size-complex="18pt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168e28" officeooo:paragraph-rsid="00168e28" style:text-blinking="false" fo:background-color="transparent" style:font-size-asian="18pt" style:font-weight-asian="bold" style:font-size-complex="18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19325a" officeooo:paragraph-rsid="0019325a" style:text-blinking="false" fo:background-color="transparent" style:font-size-asian="18pt" style:font-weight-asian="bold" style:font-size-complex="18pt" style:font-weight-complex="bold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260612" officeooo:paragraph-rsid="00260612" style:text-blinking="false" fo:background-color="transparent" style:font-size-asian="18pt" style:font-weight-asian="bold" style:font-size-complex="18pt" style:font-weight-complex="bold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117956" style:text-blinking="false" fo:background-color="transparent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7e3e0" officeooo:paragraph-rsid="0017e3e0" style:text-blinking="false" fo:background-color="transparent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9325a" officeooo:paragraph-rsid="0019325a" style:text-blinking="false" fo:background-color="transparent" style:font-size-asian="12.25pt" style:font-weight-asian="normal" style:font-size-complex="14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4pt" fo:font-weight="normal" officeooo:rsid="00260612" officeooo:paragraph-rsid="00260612" style:font-size-asian="12.25pt" style:font-weight-asian="normal" style:font-size-complex="14pt" style:font-weight-complex="normal"/>
    </style:style>
    <style:style style:name="P47" style:family="paragraph" style:parent-style-name="Text_20_body" style:list-style-name="L16">
      <style:paragraph-properties fo:text-align="justify" style:justify-single-word="false"/>
      <style:text-properties fo:font-size="14pt" fo:font-weight="normal" officeooo:rsid="004b0e86" officeooo:paragraph-rsid="002ad097" style:font-size-asian="12.25pt" style:font-weight-asian="normal" style:font-size-complex="14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size="14pt" fo:font-weight="normal" officeooo:rsid="004b0e86" officeooo:paragraph-rsid="002ad097" style:font-size-asian="12.25pt" style:font-weight-asian="normal" style:font-size-complex="14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officeooo:paragraph-rsid="00117956"/>
    </style:style>
    <style:style style:name="P50" style:family="paragraph" style:parent-style-name="Text_20_body" style:list-style-name="L11">
      <style:paragraph-properties fo:text-align="justify" style:justify-single-word="false"/>
      <style:text-properties officeooo:paragraph-rsid="002ad097"/>
    </style:style>
    <style:style style:name="P51" style:family="paragraph" style:parent-style-name="Text_20_body" style:list-style-name="L14">
      <style:paragraph-properties fo:text-align="justify" style:justify-single-word="false"/>
      <style:text-properties officeooo:paragraph-rsid="002ad097"/>
    </style:style>
    <style:style style:name="P52" style:family="paragraph" style:parent-style-name="Text_20_body" style:list-style-name="L15">
      <style:paragraph-properties fo:text-align="justify" style:justify-single-word="false"/>
      <style:text-properties officeooo:paragraph-rsid="002ad097"/>
    </style:style>
    <style:style style:name="P53" style:family="paragraph" style:parent-style-name="Text_20_body">
      <style:paragraph-properties fo:text-align="justify" style:justify-single-word="false"/>
      <style:text-properties officeooo:paragraph-rsid="002ad097"/>
    </style:style>
    <style:style style:name="P54" style:family="paragraph" style:parent-style-name="Text_20_body">
      <style:paragraph-properties fo:text-align="justify" style:justify-single-word="false"/>
      <style:text-properties fo:color="#000000" style:font-name="Liberation Serif" fo:font-size="18pt" fo:font-weight="bold" officeooo:paragraph-rsid="00117956" style:font-size-asian="18pt" style:font-weight-asian="bold" style:font-size-complex="18pt" style:font-weight-complex="bold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4pt" officeooo:rsid="004b0e86" officeooo:paragraph-rsid="002ad097" style:font-size-asian="14pt" style:font-size-complex="14pt"/>
    </style:style>
    <style:style style:name="P56" style:family="paragraph" style:parent-style-name="Text_20_body" style:list-style-name="L8"/>
    <style:style style:name="P57" style:family="paragraph" style:parent-style-name="Text_20_body">
      <style:paragraph-properties fo:text-align="justify" style:justify-single-word="false"/>
      <style:text-properties fo:font-size="13pt" fo:font-weight="normal" officeooo:rsid="00154fd5" officeooo:paragraph-rsid="002ad097" style:font-size-asian="13pt" style:font-weight-asian="normal" style:font-size-complex="13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260612" style:text-blinking="false" fo:background-color="transparent" style:font-size-asian="18pt" style:font-weight-asian="bold" style:font-size-complex="18pt" style:font-weight-complex="bold"/>
    </style:style>
    <style:style style:name="P59" style:family="paragraph" style:parent-style-name="Text_20_body" style:list-style-name="L8">
      <style:paragraph-properties fo:margin-top="0cm" fo:margin-bottom="0cm" loext:contextual-spacing="false"/>
      <style:text-properties style:font-name="Liberation Serif" fo:font-size="14pt" style:font-size-asian="14pt" style:font-size-complex="14pt"/>
    </style:style>
    <style:style style:name="P60" style:family="paragraph" style:parent-style-name="Text_20_body" style:list-style-name="L11">
      <style:paragraph-properties fo:margin-top="0cm" fo:margin-bottom="0cm" loext:contextual-spacing="false" fo:text-align="justify" style:justify-single-word="false"/>
      <style:text-properties officeooo:paragraph-rsid="002ad097"/>
    </style:style>
    <style:style style:name="P61" style:family="paragraph" style:parent-style-name="Text_20_body" style:list-style-name="L14">
      <style:paragraph-properties fo:margin-top="0cm" fo:margin-bottom="0cm" loext:contextual-spacing="false" fo:text-align="justify" style:justify-single-word="false"/>
      <style:text-properties officeooo:paragraph-rsid="002ad097"/>
    </style:style>
    <style:style style:name="P62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ad097"/>
    </style:style>
    <style:style style:name="P6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officeooo:rsid="00410006" officeooo:paragraph-rsid="002ad097" style:font-size-asian="11.3500003814697pt" style:font-size-complex="13pt"/>
    </style:style>
    <style:style style:name="P64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260612" officeooo:paragraph-rsid="00260612" style:text-blinking="false" fo:background-color="transparent" style:font-size-asian="14pt" style:font-weight-asian="bold" style:font-size-complex="14pt" style:font-weight-complex="bold"/>
    </style:style>
    <style:style style:name="P65" style:family="paragraph" style:parent-style-name="Heading_20_2">
      <style:paragraph-properties fo:margin-top="0cm" fo:margin-bottom="0cm" loext:contextual-spacing="false" fo:text-align="justify" style:justify-single-word="false"/>
      <style:text-properties officeooo:paragraph-rsid="002ad097"/>
    </style:style>
    <style:style style:name="P66" style:family="paragraph" style:parent-style-name="Preformatted_20_Text">
      <style:paragraph-properties fo:text-align="justify" style:justify-single-word="false"/>
      <style:text-properties fo:font-size="13pt" officeooo:rsid="00174857" officeooo:paragraph-rsid="002ad097" style:font-size-asian="11.3500003814697pt" style:font-size-complex="13pt"/>
    </style:style>
    <style:style style:name="P67" style:family="paragraph" style:parent-style-name="Preformatted_20_Text">
      <style:paragraph-properties fo:text-align="justify" style:justify-single-word="false"/>
      <style:text-properties fo:font-size="13pt" officeooo:rsid="001b71ba" officeooo:paragraph-rsid="002ad097" style:font-size-asian="11.3500003814697pt" style:font-size-complex="13pt"/>
    </style:style>
    <style:style style:name="P68" style:family="paragraph" style:parent-style-name="Preformatted_20_Text">
      <style:paragraph-properties fo:text-align="justify" style:justify-single-word="false"/>
      <style:text-properties officeooo:paragraph-rsid="002ad097"/>
    </style:style>
    <style:style style:name="P69" style:family="paragraph" style:parent-style-name="Preformatted_20_Text">
      <style:paragraph-properties fo:text-align="justify" style:justify-single-word="false"/>
      <style:text-properties fo:font-size="18pt" officeooo:rsid="0026cf76" officeooo:paragraph-rsid="002ad097" style:font-size-asian="15.75pt" style:font-size-complex="18pt"/>
    </style:style>
    <style:style style:name="P70" style:family="paragraph" style:parent-style-name="Preformatted_20_Text">
      <style:paragraph-properties fo:text-align="justify" style:justify-single-word="false"/>
      <style:text-properties fo:font-size="18pt" officeooo:rsid="0026ee54" officeooo:paragraph-rsid="002ad097" style:font-size-asian="15.75pt" style:font-size-complex="18pt"/>
    </style:style>
    <style:style style:name="P71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ad097"/>
    </style:style>
    <style:style style:name="P72" style:family="paragraph" style:parent-style-name="Preformatted_20_Text">
      <style:paragraph-properties fo:margin-top="0cm" fo:margin-bottom="0cm" loext:contextual-spacing="false" fo:text-align="justify" style:justify-single-word="false"/>
      <style:text-properties fo:font-size="13pt" officeooo:rsid="00410006" officeooo:paragraph-rsid="002ad097" style:font-size-asian="11.3500003814697pt" style:font-size-complex="13pt"/>
    </style:style>
    <style:style style:name="P73" style:family="paragraph" style:parent-style-name="Preformatted_20_Text">
      <style:paragraph-properties fo:margin-top="0cm" fo:margin-bottom="0cm" loext:contextual-spacing="false" fo:text-align="justify" style:justify-single-word="false"/>
      <style:text-properties officeooo:paragraph-rsid="002ad097"/>
    </style:style>
    <style:style style:name="P74" style:family="paragraph" style:parent-style-name="Heading_20_1">
      <style:paragraph-properties fo:margin-top="0cm" fo:margin-bottom="0cm" loext:contextual-spacing="false" fo:text-align="justify" style:justify-single-word="false"/>
      <style:text-properties officeooo:paragraph-rsid="002ad097"/>
    </style:style>
    <style:style style:name="P75" style:family="paragraph" style:parent-style-name="Heading_20_3">
      <style:paragraph-properties fo:text-align="justify" style:justify-single-word="false"/>
      <style:text-properties fo:font-size="18pt" officeooo:rsid="001b71ba" officeooo:paragraph-rsid="002ad097" style:font-size-asian="15.75pt" style:font-size-complex="18pt"/>
    </style:style>
    <style:style style:name="P76" style:family="paragraph" style:parent-style-name="Heading_20_3">
      <style:paragraph-properties fo:text-align="justify" style:justify-single-word="false"/>
      <style:text-properties fo:font-size="13pt" officeooo:rsid="001c7a63" officeooo:paragraph-rsid="002ad097" style:font-size-asian="13pt" style:font-size-complex="13pt"/>
    </style:style>
    <style:style style:name="P77" style:family="paragraph" style:parent-style-name="Heading_20_3">
      <style:paragraph-properties fo:margin-top="0cm" fo:margin-bottom="0cm" loext:contextual-spacing="false" fo:text-align="justify" style:justify-single-word="false"/>
      <style:text-properties officeooo:paragraph-rsid="002ad097"/>
    </style:style>
    <style:style style:name="T1" style:family="text">
      <style:text-properties fo:font-weight="bold" officeooo:rsid="002cafd8" style:font-weight-asian="bold" style:font-weight-complex="bold"/>
    </style:style>
    <style:style style:name="T2" style:family="text">
      <style:text-properties fo:font-weight="bold" officeooo:rsid="00395119" style:font-weight-asian="bold" style:font-weight-complex="bold"/>
    </style:style>
    <style:style style:name="T3" style:family="text">
      <style:text-properties fo:font-weight="bold" officeooo:rsid="004747dd" style:font-weight-asian="bold" style:font-weight-complex="bold"/>
    </style:style>
    <style:style style:name="T4" style:family="text">
      <style:text-properties fo:font-weight="bold" style:font-size-asian="13pt" style:font-weight-asian="bold" style:font-weight-complex="bold"/>
    </style:style>
    <style:style style:name="T5" style:family="text">
      <style:text-properties fo:font-weight="bold" officeooo:rsid="003714fc" style:font-size-asian="13pt" style:font-weight-asian="bold" style:font-weight-complex="bold"/>
    </style:style>
    <style:style style:name="T6" style:family="text">
      <style:text-properties fo:font-weight="bold" officeooo:rsid="0042dc5f" style:font-size-asian="13pt" style:font-weight-asian="bold" style:font-weight-complex="bold"/>
    </style:style>
    <style:style style:name="T7" style:family="text">
      <style:text-properties fo:font-weight="bold" officeooo:rsid="0044bfa0" style:font-size-asian="13pt" style:font-weight-asian="bold" style:font-weight-complex="bold"/>
    </style:style>
    <style:style style:name="T8" style:family="text">
      <style:text-properties fo:font-weight="bold" officeooo:rsid="0045af3d" style:font-size-asian="13pt" style:font-weight-asian="bold" style:font-weight-complex="bold"/>
    </style:style>
    <style:style style:name="T9" style:family="text">
      <style:text-properties officeooo:rsid="00117956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17956" style:text-blinking="false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4b0e86" style:text-blinking="false" fo:background-color="transparent" loext:char-shading-value="0" style:font-size-asian="12.25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2c5389" style:text-blinking="false" fo:background-color="transparent" loext:char-shading-value="0" style:font-size-asian="12.25pt" style:font-weight-asian="bold" style:font-size-complex="14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officeooo:rsid="004b0e86" style:text-blinking="false" fo:background-color="transparent" loext:char-shading-value="0" style:font-size-asian="12.25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officeooo:rsid="002c5389" style:text-blinking="false" fo:background-color="transparent" loext:char-shading-value="0" style:font-size-asian="12.25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style:text-blinking="false" fo:background-color="transparent" loext:char-shading-value="0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4b0e86" style:text-blinking="false" fo:background-color="transparent" loext:char-shading-value="0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rsid="002c5389" style:text-blinking="false" fo:background-color="transparent" loext:char-shading-value="0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officeooo:rsid="004b0e86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officeooo:rsid="002c5389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style:text-blinking="false" fo:background-color="transparent" loext:char-shading-value="0" style:font-size-asian="14pt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officeooo:rsid="002c5389" style:text-blinking="false" fo:background-color="transparent" loext:char-shading-value="0" style:font-size-asian="14pt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officeooo:rsid="002c5389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2c5389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2c5389" style:text-blinking="false" fo:background-color="transparent" loext:char-shading-value="0" style:font-size-asian="14pt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c5389" style:text-blinking="false" fo:background-color="transparent" loext:char-shading-value="0" style:font-size-asian="14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c5389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ize-asian="14pt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5389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officeooo:rsid="002c5389" style:text-blinking="false" fo:background-color="transparent" loext:char-shading-value="0"/>
    </style:style>
    <style:style style:name="T31" style:family="text">
      <style:text-properties fo:font-variant="normal" fo:text-transform="none" fo:color="#666666" style:text-line-through-style="none" style:text-line-through-type="none" style:font-name="Roboto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fo:color="#666666" style:text-line-through-style="none" style:text-line-through-type="none" style:font-name="Roboto" fo:font-style="normal" style:text-underline-style="none" fo:font-weight="normal" officeooo:rsid="002c5389" style:text-blinking="false" fo:background-color="transparent" loext:char-shading-value="0" style:font-weight-asian="normal" style:font-weight-complex="normal"/>
    </style:style>
    <style:style style:name="T33" style:family="text">
      <style:text-properties fo:font-variant="normal" fo:text-transform="none" fo:color="#666666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4" style:family="text">
      <style:text-properties fo:font-variant="normal" fo:text-transform="none" fo:color="#666666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 style:font-size-asian="18pt" style:font-weight-asian="bold" style:font-size-complex="18pt" style:font-weight-complex="bold"/>
    </style:style>
    <style:style style:name="T35" style:family="text">
      <style:text-properties fo:font-variant="normal" fo:text-transform="none" fo:color="#666666" style:text-line-through-style="none" style:text-line-through-type="none" style:font-name="Roboto" fo:font-size="11pt" fo:font-style="normal" style:text-underline-style="none" fo:font-weight="normal" officeooo:rsid="002c5389" style:text-blinking="false" fo:background-color="transparent" loext:char-shading-value="0" style:font-size-asian="14pt" style:font-weight-asian="normal" style:font-weight-complex="normal"/>
    </style:style>
    <style:style style:name="T36" style:family="text">
      <style:text-properties fo:font-variant="normal" fo:text-transform="none" fo:color="#666666" style:text-line-through-style="none" style:text-line-through-type="none" style:font-name="Roboto" fo:font-size="18pt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fo:color="#666666" style:text-line-through-style="none" style:text-line-through-type="none" style:font-name="Roboto" fo:font-size="18pt" fo:font-style="normal" style:text-underline-style="none" fo:font-weight="normal" officeooo:rsid="002c5389" style:text-blinking="false" fo:background-color="transparent" loext:char-shading-value="0" style:font-size-asian="18pt" style:font-weight-asian="normal" style:font-size-complex="18pt" style:font-weight-complex="normal"/>
    </style:style>
    <style:style style:name="T38" style:family="text">
      <style:text-properties fo:font-variant="normal" fo:text-transform="none" fo:color="#666666" style:text-line-through-style="none" style:text-line-through-type="none" style:font-name="Roboto" fo:font-size="18pt" fo:font-style="normal" style:text-underline-style="none" fo:font-weight="normal" style:text-blinking="false" fo:background-color="transparent" loext:char-shading-value="0" style:font-size-asian="18pt" style:font-weight-asian="bold" style:font-size-complex="18pt" style:font-weight-complex="bold"/>
    </style:style>
    <style:style style:name="T39" style:family="text">
      <style:text-properties fo:font-variant="normal" fo:text-transform="none" fo:color="#666666" style:text-line-through-style="none" style:text-line-through-type="none" fo:font-size="18pt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/>
    </style:style>
    <style:style style:name="T40" style:family="text">
      <style:text-properties fo:font-variant="normal" fo:text-transform="none" fo:color="#666666" style:text-line-through-style="none" style:text-line-through-type="none" fo:font-size="18pt" fo:font-style="normal" style:text-underline-style="none" fo:font-weight="normal" officeooo:rsid="002c5389" style:text-blinking="false" fo:background-color="transparent" loext:char-shading-value="0" style:font-size-asian="18pt" style:font-weight-asian="normal" style:font-size-complex="18pt" style:font-weight-complex="normal"/>
    </style:style>
    <style:style style:name="T41" style:family="text">
      <style:text-properties fo:font-variant="normal" fo:text-transform="none" fo:color="#666666" style:text-line-through-style="none" style:text-line-through-type="none" style:font-name="Liberation Serif" fo:font-size="18pt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/>
    </style:style>
    <style:style style:name="T42" style:family="text">
      <style:text-properties fo:font-variant="normal" fo:text-transform="none" fo:color="#666666" style:text-line-through-style="none" style:text-line-through-type="none" style:font-name="Liberation Serif" fo:font-size="18pt" fo:font-style="normal" style:text-underline-style="none" fo:font-weight="normal" officeooo:rsid="002c5389" style:text-blinking="false" fo:background-color="transparent" loext:char-shading-value="0" style:font-size-asian="18pt" style:font-weight-asian="normal" style:font-size-complex="18pt" style:font-weight-complex="normal"/>
    </style:style>
    <style:style style:name="T43" style:family="text">
      <style:text-properties fo:font-variant="normal" fo:text-transform="none" fo:color="#666666" style:text-line-through-style="none" style:text-line-through-type="none" style:font-name="Liberation Serif" fo:font-size="18pt" fo:font-style="normal" style:text-underline-style="none" fo:font-weight="normal" style:text-blinking="false" fo:background-color="transparent" loext:char-shading-value="0" style:font-size-asian="18pt" style:font-weight-asian="bold" style:font-size-complex="18pt" style:font-weight-complex="bold"/>
    </style:style>
    <style:style style:name="T44" style:family="text">
      <style:text-properties fo:font-variant="normal" fo:text-transform="none" fo:color="#666666" style:text-line-through-style="none" style:text-line-through-type="none" style:font-name="Liberation Serif" fo:font-size="18pt" fo:font-style="normal" style:text-underline-style="none" style:text-blinking="false" fo:background-color="transparent" loext:char-shading-value="0" style:font-size-asian="18pt" style:font-size-complex="18pt"/>
    </style:style>
    <style:style style:name="T45" style:family="text">
      <style:text-properties fo:font-variant="normal" fo:text-transform="none" fo:color="#666666" style:text-line-through-style="none" style:text-line-through-type="none" style:font-name="Liberation Serif" fo:font-size="18pt" fo:font-style="normal" style:text-underline-style="none" officeooo:rsid="002c5389" style:text-blinking="false" fo:background-color="transparent" loext:char-shading-value="0" style:font-size-asian="18pt" style:font-size-complex="18pt"/>
    </style:style>
    <style:style style:name="T46" style:family="text">
      <style:text-properties fo:font-variant="normal" fo:text-transform="none" fo:color="#666666" style:text-line-through-style="none" style:text-line-through-type="none" style:font-name="Liberation Serif" fo:font-size="18pt" fo:font-style="normal" style:text-underline-style="none" fo:font-weight="bold" style:text-blinking="false" fo:background-color="transparent" loext:char-shading-value="0" style:font-size-asian="18pt" style:font-weight-asian="bold" style:font-size-complex="18pt" style:font-weight-complex="bold"/>
    </style:style>
    <style:style style:name="T47" style:family="text">
      <style:text-properties fo:font-variant="normal" fo:text-transform="none" fo:color="#666666" style:text-line-through-style="none" style:text-line-through-type="none" style:font-name="Liberation Serif" fo:font-size="18pt" fo:font-style="normal" style:text-underline-style="none" fo:font-weight="bold" officeooo:rsid="002c5389" style:text-blinking="false" fo:background-color="transparent" loext:char-shading-value="0" style:font-size-asian="18pt" style:font-weight-asian="bold" style:font-size-complex="18pt" style:font-weight-complex="bold"/>
    </style:style>
    <style:style style:name="T4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49" style:family="text">
      <style:text-properties fo:font-variant="normal" fo:text-transform="none" style:text-line-through-style="none" style:text-line-through-type="none" fo:font-style="normal" style:text-underline-style="none" officeooo:rsid="002c5389" style:text-blinking="false" fo:background-color="transparent" loext:char-shading-value="0"/>
    </style:style>
    <style:style style:name="T50" style:family="text">
      <style:text-properties fo:font-variant="normal" fo:text-transform="none" style:text-line-through-style="none" style:text-line-through-type="none" style:font-name="Liberation Serif" fo:font-size="18pt" fo:font-style="normal" style:text-underline-style="none" fo:font-weight="bold" style:text-blinking="false" fo:background-color="transparent" loext:char-shading-value="0" style:font-size-asian="18pt" style:font-weight-asian="bold" style:font-size-complex="18pt" style:font-weight-complex="bold"/>
    </style:style>
    <style:style style:name="T51" style:family="text">
      <style:text-properties fo:font-variant="normal" fo:text-transform="none" style:text-line-through-style="none" style:text-line-through-type="none" style:font-name="Liberation Serif" fo:font-size="18pt" fo:font-style="normal" style:text-underline-style="none" fo:font-weight="bold" officeooo:rsid="002c5389" style:text-blinking="false" fo:background-color="transparent" loext:char-shading-value="0" style:font-size-asian="18pt" style:font-weight-asian="bold" style:font-size-complex="18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fo:font-size="14pt" fo:font-weight="bold" officeooo:rsid="003714fc" style:font-size-asian="14pt" style:font-weight-asian="bold" style:font-size-complex="14pt" style:font-weight-complex="bold"/>
    </style:style>
    <style:style style:name="T55" style:family="text">
      <style:text-properties fo:font-size="14pt" fo:font-weight="bold" officeooo:rsid="00384337" style:font-size-asian="14pt" style:font-weight-asian="bold" style:font-size-complex="14pt" style:font-weight-complex="bold"/>
    </style:style>
    <style:style style:name="T56" style:family="text">
      <style:text-properties fo:font-size="14pt" fo:font-weight="bold" officeooo:rsid="00395119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4747dd" style:font-size-asian="14pt" style:font-weight-asian="bold" style:font-size-complex="14pt" style:font-weight-complex="bold"/>
    </style:style>
    <style:style style:name="T58" style:family="text">
      <style:text-properties fo:font-size="14pt" fo:font-weight="normal" style:font-size-asian="14pt" style:font-weight-asian="normal" style:font-size-complex="14pt" style:font-weight-complex="normal"/>
    </style:style>
    <style:style style:name="T59" style:family="text">
      <style:text-properties fo:font-size="14pt" fo:font-weight="normal" officeooo:rsid="004747dd" style:font-size-asian="14pt" style:font-weight-asian="normal" style:font-size-complex="14pt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154fd5" style:font-weight-asian="normal" style:font-weight-complex="normal"/>
    </style:style>
    <style:style style:name="T62" style:family="text">
      <style:text-properties fo:font-weight="normal" officeooo:rsid="001e2f9a" style:font-weight-asian="normal" style:font-weight-complex="normal"/>
    </style:style>
    <style:style style:name="T63" style:family="text">
      <style:text-properties fo:font-weight="normal" officeooo:rsid="001f95b1" style:font-weight-asian="normal" style:font-weight-complex="normal"/>
    </style:style>
    <style:style style:name="T64" style:family="text">
      <style:text-properties fo:font-weight="normal" officeooo:rsid="00217d74" style:font-weight-asian="normal" style:font-weight-complex="normal"/>
    </style:style>
    <style:style style:name="T65" style:family="text">
      <style:text-properties fo:font-weight="normal" officeooo:rsid="002290d0" style:font-weight-asian="normal" style:font-weight-complex="normal"/>
    </style:style>
    <style:style style:name="T66" style:family="text">
      <style:text-properties fo:font-weight="normal" officeooo:rsid="00395119" style:font-weight-asian="normal" style:font-weight-complex="normal"/>
    </style:style>
    <style:style style:name="T67" style:family="text">
      <style:text-properties fo:font-weight="normal" officeooo:rsid="004747dd" style:font-weight-asian="normal" style:font-weight-complex="normal"/>
    </style:style>
    <style:style style:name="T68" style:family="text">
      <style:text-properties officeooo:rsid="00163338"/>
    </style:style>
    <style:style style:name="T69" style:family="text">
      <style:text-properties officeooo:rsid="001b19cf"/>
    </style:style>
    <style:style style:name="T70" style:family="text">
      <style:text-properties officeooo:rsid="001c512c"/>
    </style:style>
    <style:style style:name="T71" style:family="text">
      <style:text-properties officeooo:rsid="001ede24"/>
    </style:style>
    <style:style style:name="T72" style:family="text">
      <style:text-properties officeooo:rsid="0020a987"/>
    </style:style>
    <style:style style:name="T73" style:family="text">
      <style:text-properties officeooo:rsid="00237d48"/>
    </style:style>
    <style:style style:name="T74" style:family="text">
      <style:text-properties style:font-name="Liberation Serif"/>
    </style:style>
    <style:style style:name="T75" style:family="text">
      <style:text-properties style:font-name="Liberation Serif" fo:font-size="14pt" style:font-size-asian="14pt" style:font-size-complex="14pt"/>
    </style:style>
    <style:style style:name="T76" style:family="text">
      <style:text-properties style:font-name="Liberation Serif" fo:font-size="14pt" fo:font-weight="normal" officeooo:rsid="004747dd" style:font-size-asian="14pt" style:font-weight-asian="normal" style:font-size-complex="14pt" style:font-weight-complex="normal"/>
    </style:style>
    <style:style style:name="T77" style:family="text">
      <style:text-properties style:font-name="Liberation Serif" fo:font-size="14pt" fo:font-weight="bold" officeooo:rsid="00395119" style:font-size-asian="14pt" style:font-weight-asian="bold" style:font-size-complex="14pt" style:font-weight-complex="bold"/>
    </style:style>
    <style:style style:name="T78" style:family="text">
      <style:text-properties style:font-name="Liberation Serif" fo:font-size="14pt" fo:font-weight="bold" officeooo:rsid="004747dd" style:font-size-asian="14pt" style:font-weight-asian="bold" style:font-size-complex="14pt" style:font-weight-complex="bold"/>
    </style:style>
    <style:style style:name="T79" style:family="text">
      <style:text-properties fo:font-size="18pt" fo:font-weight="bold" style:font-size-asian="15.75pt" style:font-weight-asian="bold" style:font-size-complex="18pt" style:font-weight-complex="bold"/>
    </style:style>
    <style:style style:name="T80" style:family="text">
      <style:text-properties fo:font-size="18pt" fo:font-weight="bold" officeooo:rsid="00154fd5" style:font-size-asian="15.75pt" style:font-weight-asian="bold" style:font-size-complex="18pt" style:font-weight-complex="bold"/>
    </style:style>
    <style:style style:name="T81" style:family="text">
      <style:text-properties fo:font-size="18pt" fo:font-weight="bold" officeooo:rsid="00174857" style:font-size-asian="18pt" style:font-weight-asian="bold" style:font-size-complex="18pt" style:font-weight-complex="bold"/>
    </style:style>
    <style:style style:name="T82" style:family="text">
      <style:text-properties fo:font-size="18pt" fo:font-weight="bold" officeooo:rsid="0023caa1" style:font-size-asian="18pt" style:font-weight-asian="bold" style:font-size-complex="18pt" style:font-weight-complex="bold"/>
    </style:style>
    <style:style style:name="T83" style:family="text">
      <style:text-properties fo:font-size="18pt" fo:font-weight="normal" officeooo:rsid="00154fd5" style:font-size-asian="15.75pt" style:font-weight-asian="normal" style:font-size-complex="18pt" style:font-weight-complex="normal"/>
    </style:style>
    <style:style style:name="T84" style:family="text">
      <style:text-properties fo:font-size="13pt" officeooo:rsid="000fce49" style:font-size-asian="11.3500003814697pt" style:font-size-complex="13pt"/>
    </style:style>
    <style:style style:name="T85" style:family="text">
      <style:text-properties fo:font-size="13pt" officeooo:rsid="00111cbe" style:font-size-asian="11.3500003814697pt" style:font-size-complex="13pt"/>
    </style:style>
    <style:style style:name="T86" style:family="text">
      <style:text-properties fo:font-size="13pt" style:font-size-asian="13pt" style:font-size-complex="13pt"/>
    </style:style>
    <style:style style:name="T87" style:family="text">
      <style:text-properties fo:font-size="13pt" officeooo:rsid="00174857" style:font-size-asian="13pt" style:font-size-complex="13pt"/>
    </style:style>
    <style:style style:name="T88" style:family="text">
      <style:text-properties fo:font-size="13pt" fo:font-weight="normal" style:font-size-asian="13pt" style:font-weight-asian="normal" style:font-size-complex="13pt" style:font-weight-complex="normal"/>
    </style:style>
    <style:style style:name="T89" style:family="text">
      <style:text-properties fo:font-size="13pt" fo:font-weight="normal" officeooo:rsid="00154fd5" style:font-size-asian="13pt" style:font-weight-asian="normal" style:font-size-complex="13pt" style:font-weight-complex="normal"/>
    </style:style>
    <style:style style:name="T90" style:family="text">
      <style:text-properties fo:font-size="13pt" fo:font-weight="normal" officeooo:rsid="0023caa1" style:font-size-asian="13pt" style:font-weight-asian="normal" style:font-size-complex="13pt" style:font-weight-complex="normal"/>
    </style:style>
    <style:style style:name="T91" style:family="text">
      <style:text-properties fo:font-size="13pt" fo:font-weight="normal" officeooo:rsid="003714fc" style:font-size-asian="13pt" style:font-weight-asian="normal" style:font-size-complex="13pt" style:font-weight-complex="normal"/>
    </style:style>
    <style:style style:name="T92" style:family="text">
      <style:text-properties fo:font-size="13pt" fo:font-weight="normal" officeooo:rsid="003b153c" style:font-size-asian="13pt" style:font-weight-asian="normal" style:font-size-complex="13pt" style:font-weight-complex="normal"/>
    </style:style>
    <style:style style:name="T93" style:family="text">
      <style:text-properties fo:font-size="13pt" fo:font-weight="normal" officeooo:rsid="003c1c23" style:font-size-asian="13pt" style:font-weight-asian="normal" style:font-size-complex="13pt" style:font-weight-complex="normal"/>
    </style:style>
    <style:style style:name="T94" style:family="text">
      <style:text-properties fo:font-size="13pt" fo:font-weight="normal" officeooo:rsid="003d61b3" style:font-size-asian="13pt" style:font-weight-asian="normal" style:font-size-complex="13pt" style:font-weight-complex="normal"/>
    </style:style>
    <style:style style:name="T95" style:family="text">
      <style:text-properties fo:font-size="13pt" fo:font-weight="normal" officeooo:rsid="002e733d" style:font-size-asian="11.3500003814697pt" style:font-weight-asian="normal" style:font-size-complex="13pt" style:font-weight-complex="normal"/>
    </style:style>
    <style:style style:name="T96" style:family="text">
      <style:text-properties fo:font-size="13pt" fo:font-weight="normal" officeooo:rsid="002f5d8d" style:font-size-asian="11.3500003814697pt" style:font-weight-asian="normal" style:font-size-complex="13pt" style:font-weight-complex="normal"/>
    </style:style>
    <style:style style:name="T97" style:family="text">
      <style:text-properties fo:font-size="13pt" fo:font-weight="normal" officeooo:rsid="00354371" style:font-size-asian="11.3500003814697pt" style:font-weight-asian="normal" style:font-size-complex="13pt" style:font-weight-complex="normal"/>
    </style:style>
    <style:style style:name="T98" style:family="text">
      <style:text-properties fo:font-size="13pt" fo:font-weight="normal" officeooo:rsid="0036d4e7" style:font-size-asian="11.3500003814697pt" style:font-weight-asian="normal" style:font-size-complex="13pt" style:font-weight-complex="normal"/>
    </style:style>
    <style:style style:name="T99" style:family="text">
      <style:text-properties fo:font-size="13pt" fo:font-weight="normal" officeooo:rsid="003f5c02" style:font-size-asian="11.3500003814697pt" style:font-weight-asian="normal" style:font-size-complex="13pt" style:font-weight-complex="normal"/>
    </style:style>
    <style:style style:name="T100" style:family="text">
      <style:text-properties fo:font-size="13pt" fo:font-weight="normal" officeooo:rsid="00322cfb" style:font-size-asian="11.3500003814697pt" style:font-weight-asian="normal" style:font-size-complex="13pt" style:font-weight-complex="normal"/>
    </style:style>
    <style:style style:name="T101" style:family="text">
      <style:text-properties fo:font-size="13pt" fo:font-weight="normal" officeooo:rsid="0032426a" style:font-size-asian="11.3500003814697pt" style:font-weight-asian="normal" style:font-size-complex="13pt" style:font-weight-complex="normal"/>
    </style:style>
    <style:style style:name="T102" style:family="text">
      <style:text-properties fo:font-size="13pt" fo:font-weight="normal" officeooo:rsid="0032684b" style:font-size-asian="11.3500003814697pt" style:font-weight-asian="normal" style:font-size-complex="13pt" style:font-weight-complex="normal"/>
    </style:style>
    <style:style style:name="T103" style:family="text">
      <style:text-properties fo:font-size="13pt" fo:font-weight="normal" officeooo:rsid="004747dd" style:font-size-asian="11.3500003814697pt" style:font-weight-asian="normal" style:font-size-complex="13pt" style:font-weight-complex="normal"/>
    </style:style>
    <style:style style:name="T104" style:family="text">
      <style:text-properties fo:font-size="13pt" fo:font-weight="bold" officeooo:rsid="002e733d" style:font-size-asian="11.3500003814697pt" style:font-weight-asian="bold" style:font-size-complex="13pt" style:font-weight-complex="bold"/>
    </style:style>
    <style:style style:name="T105" style:family="text">
      <style:text-properties fo:font-size="13pt" fo:font-weight="bold" officeooo:rsid="002f5d8d" style:font-size-asian="11.3500003814697pt" style:font-weight-asian="bold" style:font-size-complex="13pt" style:font-weight-complex="bold"/>
    </style:style>
    <style:style style:name="T106" style:family="text">
      <style:text-properties fo:font-size="13pt" fo:font-weight="bold" officeooo:rsid="00305b42" style:font-size-asian="11.3500003814697pt" style:font-weight-asian="bold" style:font-size-complex="13pt" style:font-weight-complex="bold"/>
    </style:style>
    <style:style style:name="T107" style:family="text">
      <style:text-properties fo:font-size="13pt" fo:font-weight="bold" officeooo:rsid="00460f41" style:font-size-asian="11.3500003814697pt" style:font-weight-asian="bold" style:font-size-complex="13pt" style:font-weight-complex="bold"/>
    </style:style>
    <style:style style:name="T108" style:family="text">
      <style:text-properties fo:font-size="13pt" fo:font-weight="bold" officeooo:rsid="003714fc" style:font-size-asian="13pt" style:font-weight-asian="bold" style:font-size-complex="13pt" style:font-weight-complex="bold"/>
    </style:style>
    <style:style style:name="T109" style:family="text">
      <style:text-properties fo:font-size="13pt" fo:font-weight="bold" officeooo:rsid="003b153c" style:font-size-asian="13pt" style:font-weight-asian="bold" style:font-size-complex="13pt" style:font-weight-complex="bold"/>
    </style:style>
    <style:style style:name="T110" style:family="text">
      <style:text-properties fo:font-size="13pt" fo:font-weight="bold" officeooo:rsid="003d61b3" style:font-size-asian="13pt" style:font-weight-asian="bold" style:font-size-complex="13pt" style:font-weight-complex="bold"/>
    </style:style>
    <style:style style:name="T111" style:family="text">
      <style:text-properties fo:font-size="13pt" fo:font-weight="bold" officeooo:rsid="003e3f0e" style:font-size-asian="13pt" style:font-weight-asian="bold" style:font-size-complex="13pt" style:font-weight-complex="bold"/>
    </style:style>
    <style:style style:name="T112" style:family="text">
      <style:text-properties officeooo:rsid="00111cbe"/>
    </style:style>
    <style:style style:name="T113" style:family="text">
      <style:text-properties officeooo:rsid="002cafd8"/>
    </style:style>
    <style:style style:name="T114" style:family="text">
      <style:text-properties officeooo:rsid="001c7a63"/>
    </style:style>
    <style:style style:name="T115" style:family="text">
      <style:text-properties officeooo:rsid="0026cf76"/>
    </style:style>
    <style:style style:name="T116" style:family="text">
      <style:text-properties officeooo:rsid="00354371"/>
    </style:style>
    <style:style style:name="T117" style:family="text">
      <style:text-properties officeooo:rsid="0045af3d"/>
    </style:style>
    <style:style style:name="T118" style:family="text">
      <style:text-properties style:font-name="Liberation Mono" fo:font-size="13pt" style:font-size-asian="13pt" style:font-size-complex="13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 we write code without JSX in react ? </text:p>
      <text:p text:style-name="P1"/>
      <text:p text:style-name="P9">React doesn't require using JSX, but most people find it helpful as a visual aid when working with UI inside the JavaScript code. It also allows React to show more useful error and warning messages.</text:p>
      <text:p text:style-name="P8"/>
      <text:p text:style-name="P37"><text:bookmark text:name="docs-internal-guid-998fcad9-7fff-d746-3561-063e1c8a762c"/>What is the benefit of writing ReactJs code with JSX?</text:p>
      <text:p text:style-name="P10"><text:span text:style-name="T9">M</text:span>ost people find it helpful as a visual aid when working with UI inside the JavaScript code. It also allows React to show more useful error and warning messages.</text:p>
      <text:p text:style-name="P10"/>
      <text:p text:style-name="P38"><text:bookmark text:name="docs-internal-guid-f2d8cb23-7fff-b14d-0359-5f13f4c92098"/>Does Browser understand JSX?</text:p>
      <text:p text:style-name="P43">Browsers can only read JavaScript objects but JSX in not a regular JavaScript object.</text:p>
      <text:p text:style-name="P49"><text:span text:style-name="T10">So we convert jsx file into javacsript object using jsx transformers like babel </text:span><text:span text:style-name="T52">and then pass it to the </text:span><text:span text:style-name="T58">browser</text:span><text:span text:style-name="T52">.</text:span></text:p>
      <text:p text:style-name="P49"><text:span text:style-name="T52"/></text:p>
      <text:p text:style-name="P54"><text:bookmark text:name="docs-internal-guid-9f69f9fe-7fff-0fc4-b0d1-11f822a6cf6b"/><text:span text:style-name="T48">What would happen if we directly run JSX in Browser?</text:span></text:p>
      <text:p text:style-name="P10">Browsers cannot read JSX because there is no inherent implementation for the browser engines to read and understand it.</text:p>
      <text:p text:style-name="P10"/>
      <text:p text:style-name="P15"><text:bookmark text:name="docs-internal-guid-7b9b6fd8-7fff-cd40-6aff-dcd222e0a598"/>What is state and why do we use it?</text:p>
      <text:p text:style-name="P15"/>
      <text:p text:style-name="P19">We can say that state is a property of class itself or function itself. State are immutable.Defining state in class is different as compared to function.In function we use hooks.To define state in function we use useState().</text:p>
      <text:p text:style-name="P20"/>
      <text:p text:style-name="P20">Example in class:</text:p>
      <text:p text:style-name="P20">class Sourabh extends Component{</text:p>
      <text:p text:style-name="P20"><text:tab/>constructor(props){</text:p>
      <text:p text:style-name="P20"><text:tab/><text:tab/>super(props);</text:p>
      <text:p text:style-name="P20"><text:tab/><text:tab/>this.state={};<text:tab/></text:p>
      <text:p text:style-name="P20"><text:tab/>}</text:p>
      <text:p text:style-name="P20"/>
      <text:p text:style-name="P20">}</text:p>
      <text:p text:style-name="P21"/>
      <text:p text:style-name="P21">Example in function:</text:p>
      <text:p text:style-name="P21">function sourabh(){</text:p>
      <text:p text:style-name="P21"><text:tab/>const [<text:span text:style-name="T68">name</text:span>,set<text:span text:style-name="T68">Name</text:span>] = useState(“sourabh”);</text:p>
      <text:p text:style-name="P21">}</text:p>
      <text:p text:style-name="P16"><text:bookmark text:name="docs-internal-guid-f9ec8d1d-7fff-72c3-9a54-30c4fd7ffa25"/><text:soft-page-break/>Can we direct;y modify or update state?</text:p>
      <text:p text:style-name="P27"/>
      <text:p text:style-name="P23">Yes, we can directly update the state but we should not.</text:p>
      <text:p text:style-name="P23"/>
      <text:p text:style-name="P23"/>
      <text:p text:style-name="P40"><text:bookmark text:name="docs-internal-guid-9d8c6a53-7fff-7f74-14cb-1e2185fb8714"/>How do you update a state variable?</text:p>
      <text:p text:style-name="P44">With the help of setState method in class. And in function:</text:p>
      <text:p text:style-name="P22">function sourabh(){</text:p>
      <text:p text:style-name="P22"><text:tab/>const [<text:span text:style-name="T68">name</text:span>,set<text:span text:style-name="T68">Name</text:span>] = useState(“sourabh”);</text:p>
      <text:p text:style-name="P22">}</text:p>
      <text:p text:style-name="P23"/>
      <text:p text:style-name="P24">so we will use setName(“praveen sir”) to update.</text:p>
      <text:p text:style-name="P21"/>
      <text:p text:style-name="P21"/>
      <text:p text:style-name="P15"><text:bookmark text:name="docs-internal-guid-087ba291-7fff-781d-92d3-f0f42b7fb1ce"/>Can anyone update the state variable?</text:p>
      <text:p text:style-name="P28"/>
      <text:p text:style-name="P25">Yes</text:p>
      <text:p text:style-name="P25"/>
      <text:p text:style-name="P25"/>
      <text:p text:style-name="P41"><text:bookmark text:name="docs-internal-guid-4decd61c-7fff-0d26-8078-29e06235aa9b"/>Are props mutable?</text:p>
      <text:p text:style-name="P45">No, props are immutable, one can’t <text:span text:style-name="T69">update</text:span> it.<text:span text:style-name="T70">It’s a read only property.</text:span></text:p>
      <text:p text:style-name="P45"/>
      <text:p text:style-name="P39"><text:bookmark text:name="docs-internal-guid-6583edbc-7fff-42f6-6631-dcce78d49236"/>What can we pass in Props?(object, Components, string, functions)</text:p>
      <text:p text:style-name="P11">object:yes</text:p>
      <text:p text:style-name="P11">components:yes</text:p>
      <text:p text:style-name="P11">string:yes</text:p>
      <text:p text:style-name="P11">functions:yes</text:p>
      <text:p text:style-name="P11"/>
      <text:p text:style-name="P17"><text:bookmark text:name="docs-internal-guid-3666ef82-7fff-70f6-37ed-3fc4bd2fc07b"/>What is the use of state variables?? Can’t we use normal variables?</text:p>
      <text:p text:style-name="P17"/>
      <text:p text:style-name="P26">You pass the initial state to this function and it returns a variable with the current state value (not necessarily the initial state) and another function to update this value. <text:span text:style-name="T72">No because at the time ofstate change rerender function get called</text:span></text:p>
      <text:p text:style-name="P11"/>
      <text:p text:style-name="P11"/>
      <text:p text:style-name="P11"/>
      <text:p text:style-name="P2"><text:soft-page-break/><text:span text:style-name="T73">W</text:span>hat is the use of props ?</text:p>
      <text:p text:style-name="P2"/>
      <text:p text:style-name="P14"><text:span text:style-name="T71">Props are used to pass data to other function where we can use it. </text:span>Data from props is read-only, and cannot be modified by a component that is receiving it from outside</text:p>
      <text:p text:style-name="P2"/>
      <text:p text:style-name="P17"><text:bookmark text:name="docs-internal-guid-a334a965-7fff-27ca-7797-254cb417cfeb"/>Is there any other way of passing data between components?</text:p>
      <text:p text:style-name="P2"/>
      <text:p text:style-name="P12">Context Apis i guess.</text:p>
      <text:p text:style-name="P12"/>
      <text:p text:style-name="P42"><text:bookmark text:name="docs-internal-guid-b96cdf1a-7fff-221d-7890-103ab75aa93c"/>When to use functional Components?</text:p>
      <text:p text:style-name="P12">Go with functional if your component doesn't do much more than take in some props and render.</text:p>
      <text:p text:style-name="P12"/>
      <text:p text:style-name="P18"><text:bookmark text:name="docs-internal-guid-7cadc4a4-7fff-11aa-949f-aa0b6ddf8acc"/>Are there any advantages or disadvantages of using functional components?</text:p>
      <text:p text:style-name="P18"/>
      <text:h text:style-name="P64" text:outline-level="2"><text:bookmark text:name="66b6"/>Pros</text:h>
      <text:p text:style-name="P58"><text:span text:style-name="Strong_20_Emphasis"><text:span text:style-name="T58">1. No Class means no ‘this’</text:span></text:span></text:p>
      <text:p text:style-name="P58"><text:span text:style-name="Strong_20_Emphasis"><text:span text:style-name="T58">2. Fewer lines = better performance</text:span></text:span></text:p>
      <text:p text:style-name="P12"><text:span text:style-name="Strong_20_Emphasis"><text:span text:style-name="T60">3. Easier to read, easier to understand.</text:span></text:span></text:p>
      <text:p text:style-name="P12"><text:span text:style-name="Strong_20_Emphasis"><text:span text:style-name="T60"/></text:span></text:p>
      <text:p text:style-name="P46"><text:bookmark text:name="docs-internal-guid-13b281ee-7fff-093a-5a49-399187e5f952"/><text:span text:style-name="Strong_20_Emphasis"><text:span text:style-name="T15">What are the lifecycle methods of class components and in which order are they called?</text:span></text:span></text:p>
      <text:p text:style-name="P46"><text:span text:style-name="Strong_20_Emphasis"><text:span text:style-name="T15"/></text:span></text:p>
      <text:p text:style-name="P30">There can be many stages in Lifecycle method But,</text:p>
      <text:p text:style-name="P30"/>
      <text:p text:style-name="P30">Lifecycle method has three phases:</text:p>
      <text:p text:style-name="P30"/>
      <text:p text:style-name="P29"><text:span text:style-name="T84">1 Mounting: </text:span>Mounting means putting elements into the DOM.</text:p>
      <text:p text:style-name="P29"><text:span text:style-name="T84">2 Updating: </text:span>A component is updated whenever there is a change in the component's <text:span text:style-name="Source_20_Text">state</text:span> or <text:span text:style-name="Source_20_Text">props</text:span>.</text:p>
      <text:p text:style-name="P29"><text:span text:style-name="T84">3 Unmounting: </text:span><text:span text:style-name="T85">W</text:span>hen a component is removed from the DOM, <text:span text:style-name="T112">it’s Unmounting.</text:span></text:p>
      <text:p text:style-name="P30"/>
      <text:p text:style-name="P3"><text:span text:style-name="T113">1 </text:span>MOUNTING:</text:p>
      <text:p text:style-name="P3"/>
      <text:p text:style-name="P57">React has four built-in methods that gets called, in this order, when mounting a component:</text:p>
      <text:list xml:id="list1844596858" text:style-name="L11">
        <text:list-item>
          <text:p text:style-name="P60"><text:span text:style-name="Source_20_Text"><text:span text:style-name="T86">constructor()</text:span></text:span><text:span text:style-name="T86"> </text:span></text:p>
        </text:list-item>
        <text:list-item>
          <text:p text:style-name="P60"><text:soft-page-break/><text:span text:style-name="Source_20_Text"><text:span text:style-name="T86">getDerivedStateFromProps()</text:span></text:span><text:span text:style-name="T86"> </text:span></text:p>
        </text:list-item>
        <text:list-item>
          <text:p text:style-name="P60"><text:span text:style-name="Source_20_Text"><text:span text:style-name="T86">render()</text:span></text:span><text:span text:style-name="T86"> </text:span></text:p>
        </text:list-item>
        <text:list-item>
          <text:p text:style-name="P50"><text:span text:style-name="Source_20_Text"><text:span text:style-name="T86">componentDidMount()</text:span></text:span><text:span text:style-name="T86"> </text:span></text:p>
        </text:list-item>
      </text:list>
      <text:p text:style-name="P29"><text:span text:style-name="T80">constructor()</text:span><text:span text:style-name="T83">:<text:line-break/></text:span><text:span text:style-name="T88">The </text:span><text:span text:style-name="Source_20_Text"><text:span text:style-name="T88">constructor()</text:span></text:span><text:span text:style-name="T88"> method is called </text:span><text:span text:style-name="T89">very first</text:span><text:span text:style-name="T88">, when the component is initiated, and it is the natural place to set up the initial </text:span><text:span text:style-name="Source_20_Text"><text:span text:style-name="T88">state</text:span></text:span><text:span text:style-name="T88"> and other initial values.</text:span></text:p>
      <text:p text:style-name="P34"/>
      <text:p text:style-name="P29"><text:span text:style-name="T88">The </text:span><text:span text:style-name="Source_20_Text"><text:span text:style-name="T88">constructor()</text:span></text:span><text:span text:style-name="T88"> method is called with the </text:span><text:span text:style-name="Source_20_Text"><text:span text:style-name="T88">props</text:span></text:span><text:span text:style-name="T88">, as arguments, and you should always start by calling the </text:span><text:span text:style-name="Source_20_Text"><text:span text:style-name="T88">super(props)</text:span></text:span><text:span text:style-name="T88"> before anything else, this will initiate the parent's constructor method and allows the component to inherit methods from its parent (</text:span><text:span text:style-name="Source_20_Text"><text:span text:style-name="T88">React.Component</text:span></text:span><text:span text:style-name="T88">).</text:span></text:p>
      <text:p text:style-name="P30"/>
      <text:p text:style-name="P31">Example:</text:p>
      <text:p text:style-name="P66"><text:span text:style-name="Source_20_Text">class Header extends React.Component {</text:span></text:p>
      <text:p text:style-name="P68"><text:span text:style-name="Source_20_Text"><text:s text:c="2"/>constructor(props) {</text:span></text:p>
      <text:p text:style-name="P68"><text:span text:style-name="Source_20_Text"><text:s text:c="4"/>super(props);</text:span></text:p>
      <text:p text:style-name="P68"><text:span text:style-name="Source_20_Text"><text:s text:c="4"/>this.state = {favoritecolor: "red"};</text:span></text:p>
      <text:p text:style-name="P68"><text:span text:style-name="Source_20_Text"><text:s text:c="2"/>}</text:span></text:p>
      <text:p text:style-name="P68"><text:span text:style-name="Source_20_Text"><text:s text:c="2"/>render() {</text:span></text:p>
      <text:p text:style-name="P68"><text:span text:style-name="Source_20_Text"><text:s text:c="4"/>return (</text:span></text:p>
      <text:p text:style-name="P68"><text:span text:style-name="Source_20_Text"><text:s text:c="6"/>&lt;h1&gt;My Favorite Color is {this.state.favoritecolor}&lt;/h1&gt;</text:span></text:p>
      <text:p text:style-name="P68"><text:span text:style-name="Source_20_Text"><text:s text:c="4"/>);</text:span></text:p>
      <text:p text:style-name="P68"><text:span text:style-name="Source_20_Text"><text:s text:c="2"/>}</text:span></text:p>
      <text:p text:style-name="P71"><text:span text:style-name="Source_20_Text">}</text:span></text:p>
      <text:p text:style-name="P71"><text:span text:style-name="Source_20_Text"><text:span text:style-name="T81">getDerivedStateFromProps(</text:span></text:span><text:span text:style-name="Source_20_Text"><text:span text:style-name="T82">least used method</text:span></text:span><text:span text:style-name="Source_20_Text"><text:span text:style-name="T81">):</text:span></text:span></text:p>
      <text:p text:style-name="P71"><text:span text:style-name="T87"><text:s/></text:span><text:span text:style-name="T90">When state depends on props we use this method.</text:span></text:p>
      <text:p text:style-name="P31"/>
      <text:p text:style-name="P31"/>
      <text:p text:style-name="P31"/>
      <text:p text:style-name="P31"/>
      <text:p text:style-name="P32"><text:span text:style-name="T80">r</text:span><text:span text:style-name="T79">ender</text:span><text:span text:style-name="T80">()</text:span><text:span text:style-name="T83">:</text:span></text:p>
      <text:p text:style-name="P4"/>
      <text:p text:style-name="P32"><text:span text:style-name="T61">The </text:span><text:span text:style-name="Source_20_Text"><text:span text:style-name="T61">render()</text:span></text:span><text:span text:style-name="T61"> method <text:s/>is the method that actually outputs the HTML to the DOM.</text:span></text:p>
      <text:p text:style-name="P33"><text:span text:style-name="T61">R</text:span><text:span text:style-name="T60">ender() method can be used only with class based components. Render() can’t be used with function based components.</text:span></text:p>
      <text:p text:style-name="P35">Render() method gets called each and every time when the state and props get updated.</text:p>
      <text:p text:style-name="P36"/>
      <text:p text:style-name="P35">Example:</text:p>
      <text:p text:style-name="P67"><text:span text:style-name="Source_20_Text"><text:span text:style-name="T60">class Header extends React.Component {</text:span></text:span></text:p>
      <text:p text:style-name="P68"><text:span text:style-name="Source_20_Text"><text:s text:c="2"/>render() {</text:span></text:p>
      <text:p text:style-name="P68"><text:span text:style-name="Source_20_Text"><text:s text:c="4"/>return (</text:span></text:p>
      <text:p text:style-name="P68"><text:span text:style-name="Source_20_Text"><text:s text:c="6"/>&lt;h1&gt;This is the content of the Header component&lt;/h1&gt;</text:span></text:p>
      <text:p text:style-name="P68"><text:span text:style-name="Source_20_Text"><text:s text:c="4"/>);</text:span></text:p>
      <text:p text:style-name="P68"><text:span text:style-name="Source_20_Text"><text:s text:c="2"/>}</text:span></text:p>
      <text:p text:style-name="P71"><text:span text:style-name="Source_20_Text">}</text:span></text:p>
      <text:p text:style-name="P5"><text:soft-page-break/></text:p>
      <text:h text:style-name="P75" text:outline-level="3">componentDidMount<text:span text:style-name="T114">() </text:span>:</text:h>
      <text:h text:style-name="P76" text:outline-level="3">ComponentDidMount <text:span text:style-name="T60">method gets called , when the html page gets loaded completely.</text:span><text:span text:style-name="T62">Or we can say that this method run after render() method.</text:span></text:h>
      <text:h text:style-name="P76" text:outline-level="3"><text:span text:style-name="T63">Usage: Api calls are performed in this method, </text:span><text:span text:style-name="T64">html dependenci</text:span><text:span text:style-name="T65">es.</text:span></text:h>
      <text:p text:style-name="P6">Example:</text:p>
      <text:p text:style-name="P69"><text:span text:style-name="Source_20_Text">class Header extends React.Component {</text:span></text:p>
      <text:p text:style-name="P68"><text:span text:style-name="Source_20_Text"><text:s text:c="2"/>constructor(props) {</text:span></text:p>
      <text:p text:style-name="P68"><text:span text:style-name="Source_20_Text"><text:s text:c="4"/>super(props);</text:span></text:p>
      <text:p text:style-name="P68"><text:span text:style-name="Source_20_Text"><text:s text:c="4"/></text:span><text:span text:style-name="Source_20_Text"><text:span text:style-name="T115">console.log(“constructor”);</text:span></text:span></text:p>
      <text:p text:style-name="P68"><text:span text:style-name="Source_20_Text"><text:s text:c="2"/>}</text:span></text:p>
      <text:p text:style-name="P68"><text:span text:style-name="Source_20_Text"/></text:p>
      <text:p text:style-name="P68"><text:span text:style-name="Source_20_Text"><text:s text:c="2"/>componentDidMount() {</text:span></text:p>
      <text:p text:style-name="P68"><text:span text:style-name="Source_20_Text"><text:s text:c="4"/></text:span><text:span text:style-name="Source_20_Text"><text:span text:style-name="T115">console.log(“componentDidMount”);</text:span></text:span></text:p>
      <text:p text:style-name="P68"><text:span text:style-name="Source_20_Text"><text:s text:c="2"/>}</text:span></text:p>
      <text:p text:style-name="P68"><text:span text:style-name="Source_20_Text"/></text:p>
      <text:p text:style-name="P68"><text:span text:style-name="Source_20_Text"><text:s text:c="2"/>render() {</text:span></text:p>
      <text:p text:style-name="P68"><text:span text:style-name="Source_20_Text"><text:tab/></text:span><text:span text:style-name="Source_20_Text"><text:span text:style-name="T115">console.log(“render”);</text:span></text:span></text:p>
      <text:p text:style-name="P68"><text:span text:style-name="Source_20_Text"><text:s text:c="4"/>return (</text:span></text:p>
      <text:p text:style-name="P68"><text:span text:style-name="Source_20_Text"><text:s text:c="6"/>&lt;h1&gt;My Favorite Color is {this.state.favoritecolor}&lt;/h1&gt;</text:span></text:p>
      <text:p text:style-name="P68"><text:span text:style-name="Source_20_Text"><text:s text:c="4"/>);</text:span></text:p>
      <text:p text:style-name="P68"><text:span text:style-name="Source_20_Text"><text:s text:c="2"/>}</text:span></text:p>
      <text:p text:style-name="P71"><text:span text:style-name="Source_20_Text">}</text:span></text:p>
      <text:p text:style-name="P7">Output:</text:p>
      <text:p text:style-name="P7">constructor</text:p>
      <text:p text:style-name="P7">render</text:p>
      <text:p text:style-name="P70"><text:span text:style-name="Source_20_Text">componentDidMount</text:span></text:p>
      <text:p text:style-name="P70"><text:span text:style-name="Source_20_Text"><text:span text:style-name="T1">2 Updating:</text:span></text:span></text:p>
      <text:p text:style-name="P70"><text:span text:style-name="Source_20_Text"><text:span text:style-name="T1"/></text:span></text:p>
      <text:p text:style-name="P53"><text:span text:style-name="Source_20_Text"><text:span text:style-name="T95">React has five built-in methods that gets called, in this order, when a component is updated:</text:span></text:span></text:p>
      <text:list xml:id="list2238443930" text:style-name="L14">
        <text:list-item>
          <text:p text:style-name="P61"><text:span text:style-name="Source_20_Text">shouldComponentUpdate()</text:span> </text:p>
        </text:list-item>
        <text:list-item>
          <text:p text:style-name="P61"><text:span text:style-name="Source_20_Text">render()</text:span> :<text:span text:style-name="T116">This method always get executed when the props or state gets updated.</text:span></text:p>
        </text:list-item>
        <text:list-item>
          <text:p text:style-name="P61"><text:span text:style-name="Source_20_Text">getSnapshotBeforeUpdate()</text:span> </text:p>
        </text:list-item>
        <text:list-item>
          <text:p text:style-name="P51"><text:span text:style-name="Source_20_Text">componentDidUpdate()</text:span> <text:span text:style-name="Source_20_Text"><text:span text:style-name="T104"><text:s/></text:span></text:span></text:p>
        </text:list-item>
      </text:list>
      <text:p text:style-name="P53"><text:span text:style-name="Source_20_Text"><text:span text:style-name="T105"/></text:span></text:p>
      <text:p text:style-name="P53"><text:span text:style-name="Source_20_Text"><text:span text:style-name="T105">componentDidUpdate(</text:span></text:span><text:span text:style-name="Source_20_Text"><text:span text:style-name="T106">preProps,preState,snapshot</text:span></text:span><text:span text:style-name="Source_20_Text"><text:span text:style-name="T105">):</text:span></text:span></text:p>
      <text:p text:style-name="P53"><text:span text:style-name="Source_20_Text"><text:span text:style-name="T96">This method executes when state or props are updated.</text:span></text:span></text:p>
      <text:p text:style-name="P53"><text:span text:style-name="Source_20_Text"><text:span text:style-name="T97">If you wanted to update state or props in</text:span></text:span><text:span text:style-name="Source_20_Text"><text:span text:style-name="T98">side</text:span></text:span><text:span text:style-name="Source_20_Text"><text:span text:style-name="T97"> </text:span></text:span><text:span text:style-name="Source_20_Text"><text:span text:style-name="T105">componentDidUpdate </text:span></text:span><text:span text:style-name="Source_20_Text"><text:span text:style-name="T97">method then it is mandatory to update </text:span></text:span><text:soft-page-break/><text:span text:style-name="Source_20_Text"><text:span text:style-name="T97">under some condition(if,else),otherwise it will go in infinite loop.</text:span></text:span></text:p>
      <text:p text:style-name="P53"><text:span text:style-name="Source_20_Text"><text:span text:style-name="T99">Conditional api’s can be called in this method.</text:span></text:span></text:p>
      <text:p text:style-name="P53"><text:span text:style-name="Source_20_Text"><text:span text:style-name="T100">preProps: It persist the value of previous prop after updation of prop.</text:span></text:span></text:p>
      <text:p text:style-name="P53"><text:span text:style-name="Source_20_Text"><text:span text:style-name="T100">preState: </text:span></text:span><text:span text:style-name="Source_20_Text"><text:span text:style-name="T101">It persist the value of previous state after updation of state.</text:span></text:span></text:p>
      <text:p text:style-name="P53"><text:span text:style-name="Source_20_Text"><text:span text:style-name="T102">Example:</text:span></text:span></text:p>
      <text:p text:style-name="P53">class MountingUpdate extends Component {</text:p>
      <text:p text:style-name="P53"><text:s text:c="4"/>constructor(props) {</text:p>
      <text:p text:style-name="P53"><text:s text:c="8"/>super(props);</text:p>
      <text:p text:style-name="P53"><text:s text:c="8"/>this.state = {</text:p>
      <text:p text:style-name="P53"><text:s text:c="12"/>count:0</text:p>
      <text:p text:style-name="P53"><text:s text:c="8"/>}</text:p>
      <text:p text:style-name="P53"><text:s text:c="8"/>console.log("constructor");</text:p>
      <text:p text:style-name="P53"><text:s text:c="4"/>}</text:p>
      <text:p text:style-name="P53"><text:s text:c="4"/>componentDidMount() {</text:p>
      <text:p text:style-name="P53"><text:s text:c="8"/>console.log("componentDidMount");</text:p>
      <text:p text:style-name="P53"><text:s text:c="4"/>}</text:p>
      <text:p text:style-name="P53"/>
      <text:p text:style-name="P53"><text:s text:c="4"/>componentDidUpdate(preProps,preState,snapshot) {</text:p>
      <text:p text:style-name="P53"><text:s text:c="8"/>console.log("componentDidUpdate");</text:p>
      <text:p text:style-name="P53"><text:s text:c="8"/>console.log(preState.count, this.state.count);</text:p>
      <text:p text:style-name="P53"><text:s text:c="8"/>if (preState.count === this.state.count) {</text:p>
      <text:p text:style-name="P53"><text:s text:c="12"/>alert("Values are same now.");</text:p>
      <text:p text:style-name="P53"><text:s text:c="8"/>}</text:p>
      <text:p text:style-name="P53"><text:s text:c="4"/>}</text:p>
      <text:p text:style-name="P53"><text:s text:c="4"/>render() {</text:p>
      <text:p text:style-name="P53"><text:s text:c="8"/>console.log("render");</text:p>
      <text:p text:style-name="P53"><text:s text:c="8"/>return (</text:p>
      <text:p text:style-name="P53"><text:s text:c="12"/>&lt;div&gt;</text:p>
      <text:p text:style-name="P53"><text:s text:c="16"/>&lt;h1&gt;Mounting Update Example:{ this.state.count}&lt;/h1&gt;</text:p>
      <text:p text:style-name="P53"><text:soft-page-break/><text:s text:c="16"/>&lt;button onClick={()=&gt;this.setState({ count: 1 })}&gt;Mount Update&lt;/button&gt;</text:p>
      <text:p text:style-name="P53"><text:s text:c="12"/>&lt;/div&gt;</text:p>
      <text:p text:style-name="P53"><text:s text:c="8"/>);</text:p>
      <text:p text:style-name="P53"><text:s text:c="4"/>}</text:p>
      <text:p text:style-name="P53">}</text:p>
      <text:p text:style-name="P53"><text:s/></text:p>
      <text:p text:style-name="P53">export default MountingUpdate;</text:p>
      <text:p text:style-name="P53"/>
      <text:p text:style-name="P62"><text:span text:style-name="Source_20_Text"><text:span text:style-name="T53">shouldComponentUpdate</text:span></text:span><text:span text:style-name="Source_20_Text"><text:span text:style-name="T54">():</text:span></text:span></text:p>
      <text:p text:style-name="P62"><text:span text:style-name="Source_20_Text"><text:span text:style-name="T108"/></text:span></text:p>
      <text:p text:style-name="P62"><text:span text:style-name="Source_20_Text"><text:span text:style-name="T91">componentdidUpdate() will not be invoked if </text:span></text:span><text:span text:style-name="Source_20_Text"><text:span text:style-name="T108">shouldComponentUpdate() </text:span></text:span><text:span text:style-name="Source_20_Text"><text:span text:style-name="T91">returns false.</text:span></text:span></text:p>
      <text:p text:style-name="P62"><text:span text:style-name="Source_20_Text"><text:span text:style-name="T92">It blocks the execution of a render method if <text:s/></text:span></text:span><text:span text:style-name="Source_20_Text"><text:span text:style-name="T108">shouldComponentUpdate </text:span></text:span><text:span text:style-name="Source_20_Text"><text:span text:style-name="T109">returns false.</text:span></text:span></text:p>
      <text:p text:style-name="P62"><text:span text:style-name="Source_20_Text"><text:span text:style-name="T109"/></text:span></text:p>
      <text:p text:style-name="P62"><text:span text:style-name="Source_20_Text"><text:span text:style-name="T93">By default it return false. </text:span></text:span></text:p>
      <text:p text:style-name="P62"><text:span text:style-name="Source_20_Text"><text:span text:style-name="T94">Example<text:line-break/></text:span></text:span><text:span text:style-name="Source_20_Text"><text:span text:style-name="T108">shouldComponentUpdate</text:span></text:span><text:span text:style-name="Source_20_Text"><text:span text:style-name="T110">(){ return false;}</text:span></text:span></text:p>
      <text:p text:style-name="P62"><text:span text:style-name="Source_20_Text"><text:span text:style-name="T93">If <text:s/></text:span></text:span><text:span text:style-name="Source_20_Text"><text:span text:style-name="T108">shouldComponentUpdate</text:span></text:span><text:span text:style-name="Source_20_Text"><text:span text:style-name="T111">()</text:span></text:span><text:span text:style-name="Source_20_Text"><text:span text:style-name="T108"> </text:span></text:span><text:span text:style-name="Source_20_Text"><text:span text:style-name="T93">returns true ,it allows to update the component and render method will also get executed.</text:span></text:span></text:p>
      <text:p text:style-name="P62"><text:span text:style-name="Source_20_Text"><text:span text:style-name="T93"/></text:span></text:p>
      <text:p text:style-name="P63"><text:span text:style-name="Source_20_Text"><text:span text:style-name="T5">ShouldComponentUpdate</text:span></text:span><text:span text:style-name="Source_20_Text"><text:span text:style-name="T4">() gets executed before componentDidUpdate()method. If <text:s/></text:span></text:span><text:span text:style-name="Source_20_Text"><text:span text:style-name="T5">shouldComponentUpdate</text:span></text:span><text:span text:style-name="Source_20_Text"><text:span text:style-name="T4">() returns true then ony <text:s/>componentDidUpdate() gets executed.</text:span></text:span></text:p>
      <text:p text:style-name="P63"><text:span text:style-name="Source_20_Text"><text:span text:style-name="T4"/></text:span></text:p>
      <text:p text:style-name="P63"><text:span text:style-name="Source_20_Text"><text:span text:style-name="T6">Example</text:span></text:span><text:span text:style-name="Source_20_Text"><text:span text:style-name="T7">1 with shouldComponentUpdate returning true </text:span></text:span><text:span text:style-name="Source_20_Text"><text:span text:style-name="T6">:</text:span></text:span></text:p>
      <text:p text:style-name="P72"><text:span text:style-name="Source_20_Text"><text:span text:style-name="T6">class Header extends React.Component {</text:span></text:span></text:p>
      <text:p text:style-name="P73"><text:span text:style-name="Source_20_Text"><text:s text:c="2"/>constructor(props) {</text:span></text:p>
      <text:p text:style-name="P73"><text:span text:style-name="Source_20_Text"><text:s text:c="4"/>super(props);</text:span></text:p>
      <text:p text:style-name="P73"><text:span text:style-name="Source_20_Text"><text:s text:c="4"/>this.state = {favoritecolor: "red"};</text:span></text:p>
      <text:p text:style-name="P73"><text:span text:style-name="Source_20_Text"><text:s text:c="2"/>}</text:span></text:p>
      <text:p text:style-name="P73"><text:span text:style-name="Source_20_Text"><text:s text:c="2"/>shouldComponentUpdate() {</text:span></text:p>
      <text:p text:style-name="P73"><text:span text:style-name="Source_20_Text"><text:s text:c="4"/>return true;</text:span></text:p>
      <text:p text:style-name="P73"><text:span text:style-name="Source_20_Text"><text:s text:c="2"/>}</text:span></text:p>
      <text:p text:style-name="P73"><text:span text:style-name="Source_20_Text"><text:s text:c="2"/>changeColor = () =&gt; {</text:span></text:p>
      <text:p text:style-name="P73"><text:span text:style-name="Source_20_Text"><text:s text:c="4"/>this.setState({favoritecolor: "blue"});</text:span></text:p>
      <text:p text:style-name="P73"><text:span text:style-name="Source_20_Text"><text:s text:c="2"/>}</text:span></text:p>
      <text:p text:style-name="P73"><text:span text:style-name="Source_20_Text"><text:s text:c="2"/>render() {</text:span></text:p>
      <text:p text:style-name="P73"><text:span text:style-name="Source_20_Text"><text:s text:c="4"/>return (</text:span></text:p>
      <text:p text:style-name="P73"><text:span text:style-name="Source_20_Text"><text:s text:c="6"/>&lt;div&gt;</text:span></text:p>
      <text:p text:style-name="P73"><text:span text:style-name="Source_20_Text"><text:s text:c="6"/>&lt;h1&gt;My Favorite Color is {this.state.favoritecolor}&lt;/h1&gt;</text:span></text:p>
      <text:p text:style-name="P73"><text:span text:style-name="Source_20_Text"><text:s text:c="6"/>&lt;button type="button" onClick={this.changeColor}&gt;Change color&lt;/button&gt;</text:span></text:p>
      <text:p text:style-name="P73"><text:span text:style-name="Source_20_Text"><text:s text:c="6"/>&lt;/div&gt;</text:span></text:p>
      <text:p text:style-name="P73"><text:span text:style-name="Source_20_Text"><text:s text:c="4"/>);</text:span></text:p>
      <text:p text:style-name="P73"><text:span text:style-name="Source_20_Text"><text:s text:c="2"/>}</text:span></text:p>
      <text:p text:style-name="P73"><text:span text:style-name="Source_20_Text">}</text:span></text:p>
      <text:p text:style-name="P73"><text:soft-page-break/><text:span text:style-name="Source_20_Text"/></text:p>
      <text:p text:style-name="P73"><text:span text:style-name="Source_20_Text"><text:span text:style-name="T107"/></text:span></text:p>
      <text:p text:style-name="P63"><text:span text:style-name="Source_20_Text"><text:span text:style-name="T6">Example</text:span></text:span><text:span text:style-name="Source_20_Text"><text:span text:style-name="T8">2</text:span></text:span><text:span text:style-name="Source_20_Text"><text:span text:style-name="T7"> with shouldComponentUpdate returning </text:span></text:span><text:span text:style-name="Source_20_Text"><text:span text:style-name="T8">fals</text:span></text:span><text:span text:style-name="Source_20_Text"><text:span text:style-name="T7">e </text:span></text:span><text:span text:style-name="Source_20_Text"><text:span text:style-name="T6">:</text:span></text:span></text:p>
      <text:p text:style-name="P72"><text:span text:style-name="Source_20_Text"><text:span text:style-name="T6">class Header extends React.Component {</text:span></text:span></text:p>
      <text:p text:style-name="P73"><text:span text:style-name="Source_20_Text"><text:s text:c="2"/>constructor(props) {</text:span></text:p>
      <text:p text:style-name="P73"><text:span text:style-name="Source_20_Text"><text:s text:c="4"/>super(props);</text:span></text:p>
      <text:p text:style-name="P73"><text:span text:style-name="Source_20_Text"><text:s text:c="4"/>this.state = {favoritecolor: "red"};</text:span></text:p>
      <text:p text:style-name="P73"><text:span text:style-name="Source_20_Text"><text:s text:c="2"/>}</text:span></text:p>
      <text:p text:style-name="P73"><text:span text:style-name="Source_20_Text"><text:s text:c="2"/>shouldComponentUpdate() {</text:span></text:p>
      <text:p text:style-name="P73"><text:span text:style-name="Source_20_Text"><text:s text:c="4"/>return </text:span><text:span text:style-name="Source_20_Text"><text:span text:style-name="T117">false</text:span></text:span><text:span text:style-name="Source_20_Text">;</text:span></text:p>
      <text:p text:style-name="P73"><text:span text:style-name="Source_20_Text"><text:s text:c="2"/>}</text:span></text:p>
      <text:p text:style-name="P73"><text:span text:style-name="Source_20_Text"><text:s text:c="2"/>changeColor = () =&gt; {</text:span></text:p>
      <text:p text:style-name="P73"><text:span text:style-name="Source_20_Text"><text:s text:c="4"/>this.setState({favoritecolor: "blue"});</text:span></text:p>
      <text:p text:style-name="P73"><text:span text:style-name="Source_20_Text"><text:s text:c="2"/>}</text:span></text:p>
      <text:p text:style-name="P73"><text:span text:style-name="Source_20_Text"><text:s text:c="2"/>render() {</text:span></text:p>
      <text:p text:style-name="P73"><text:span text:style-name="Source_20_Text"><text:s text:c="4"/>return (</text:span></text:p>
      <text:p text:style-name="P73"><text:span text:style-name="Source_20_Text"><text:s text:c="6"/>&lt;div&gt;</text:span></text:p>
      <text:p text:style-name="P73"><text:span text:style-name="Source_20_Text"><text:s text:c="6"/>&lt;h1&gt;My Favorite Color is {this.state.favoritecolor}&lt;/h1&gt;</text:span></text:p>
      <text:p text:style-name="P73"><text:span text:style-name="Source_20_Text"><text:s text:c="6"/>&lt;button type="button" onClick={this.changeColor}&gt;Change color&lt;/button&gt;</text:span></text:p>
      <text:p text:style-name="P73"><text:span text:style-name="Source_20_Text"><text:s text:c="6"/>&lt;/div&gt;</text:span></text:p>
      <text:p text:style-name="P73"><text:span text:style-name="Source_20_Text"><text:s text:c="4"/>);</text:span></text:p>
      <text:p text:style-name="P73"><text:span text:style-name="Source_20_Text"><text:s text:c="2"/>}</text:span></text:p>
      <text:p text:style-name="P72"><text:span text:style-name="Source_20_Text"><text:span text:style-name="T6">}</text:span></text:span></text:p>
      <text:p text:style-name="P63"><text:span text:style-name="Source_20_Text"><text:span text:style-name="T4"/></text:span></text:p>
      <text:p text:style-name="P63"><text:span text:style-name="Source_20_Text"><text:span text:style-name="T4"/></text:span></text:p>
      <text:h text:style-name="P77" text:outline-level="3"><text:span text:style-name="Source_20_Text"><text:span text:style-name="T54">GetSnapshotBeforeUpdate</text:span></text:span><text:span text:style-name="Source_20_Text"><text:span text:style-name="T55">():</text:span></text:span></text:h>
      <text:p text:style-name="P62"><text:span text:style-name="Source_20_Text"><text:span text:style-name="T55"/></text:span></text:p>
      <text:p text:style-name="P53"><text:span text:style-name="T118">In the </text:span><text:span text:style-name="Source_20_Text"><text:span text:style-name="T118">getSnapshotBeforeUpdate()</text:span></text:span><text:span text:style-name="T118"> method you have access to the </text:span><text:span text:style-name="Source_20_Text"><text:span text:style-name="T118">props</text:span></text:span><text:span text:style-name="T118"> and </text:span><text:span text:style-name="Source_20_Text"><text:span text:style-name="T118">state</text:span></text:span><text:span text:style-name="T118"> </text:span><text:span text:style-name="Emphasis"><text:span text:style-name="T118">before</text:span></text:span><text:span text:style-name="T118"> the update, meaning that even after the update, you can check what the values were </text:span><text:span text:style-name="Emphasis"><text:span text:style-name="T118">before</text:span></text:span><text:span text:style-name="T118"> the update.</text:span></text:p>
      <text:p text:style-name="P53"><text:span text:style-name="T118">If the </text:span><text:span text:style-name="Source_20_Text"><text:span text:style-name="T86">getSnapshotBeforeUpdate()</text:span></text:span><text:span text:style-name="T118"> method is present, you should also include the </text:span><text:span text:style-name="Source_20_Text"><text:span text:style-name="T86">componentDidUpdate()</text:span></text:span><text:span text:style-name="T118"> method, otherwise you will get an error.</text:span></text:p>
      <text:p text:style-name="P62"><text:span text:style-name="Source_20_Text"><text:span text:style-name="T91"/></text:span></text:p>
      <text:p text:style-name="P62"><text:span text:style-name="Source_20_Text"><text:span text:style-name="T60"/></text:span></text:p>
      <text:p text:style-name="P62"><text:span text:style-name="Source_20_Text"><text:span text:style-name="T66">Example:</text:span></text:span></text:p>
      <text:p text:style-name="P73"><text:span text:style-name="Source_20_Text"><text:span text:style-name="T66">class Header extends React.Component {</text:span></text:span></text:p>
      <text:p text:style-name="P73"><text:span text:style-name="Source_20_Text"><text:s text:c="2"/>constructor(props) {</text:span></text:p>
      <text:p text:style-name="P73"><text:span text:style-name="Source_20_Text"><text:s text:c="4"/>super(pr ops);</text:span></text:p>
      <text:p text:style-name="P73"><text:span text:style-name="Source_20_Text"><text:s text:c="4"/>this.state = {favoritecolor: "red"};</text:span></text:p>
      <text:p text:style-name="P73"><text:span text:style-name="Source_20_Text"><text:s text:c="2"/>}</text:span></text:p>
      <text:p text:style-name="P73"><text:span text:style-name="Source_20_Text"><text:s text:c="2"/>componentDidMount() {</text:span></text:p>
      <text:p text:style-name="P73"><text:span text:style-name="Source_20_Text"><text:s text:c="4"/>setTimeout(() =&gt; {</text:span></text:p>
      <text:p text:style-name="P73"><text:span text:style-name="Source_20_Text"><text:s text:c="6"/>this.setState({favoritecolor: "yellow"})</text:span></text:p>
      <text:p text:style-name="P73"><text:span text:style-name="Source_20_Text"><text:s text:c="4"/>}, 1000)</text:span></text:p>
      <text:p text:style-name="P73"><text:span text:style-name="Source_20_Text"><text:s text:c="2"/>}</text:span></text:p>
      <text:p text:style-name="P73"><text:span text:style-name="Source_20_Text"><text:s text:c="2"/>getSnapshotBeforeUpdate(prevProps, prevState) {</text:span></text:p>
      <text:p text:style-name="P73"><text:span text:style-name="Source_20_Text"><text:s text:c="4"/>document.getElementById("div1").innerHTML =</text:span></text:p>
      <text:p text:style-name="P73"><text:span text:style-name="Source_20_Text"><text:s text:c="4"/>"Before the update, the favorite was " + prevState.favoritecolor;</text:span></text:p>
      <text:p text:style-name="P73"><text:span text:style-name="Source_20_Text"><text:s text:c="2"/>}</text:span></text:p>
      <text:p text:style-name="P73"><text:span text:style-name="Source_20_Text"><text:s text:c="2"/>componentDidUpdate() {</text:span></text:p>
      <text:p text:style-name="P73"><text:span text:style-name="Source_20_Text"><text:s text:c="4"/>document.getElementById("div2").innerHTML =</text:span></text:p>
      <text:p text:style-name="P73"><text:span text:style-name="Source_20_Text"><text:s text:c="4"/>"The updated favorite is " + this.state.favoritecolor;</text:span></text:p>
      <text:p text:style-name="P73"><text:soft-page-break/><text:span text:style-name="Source_20_Text"><text:s text:c="2"/>}</text:span></text:p>
      <text:p text:style-name="P73"><text:span text:style-name="Source_20_Text"><text:s text:c="2"/>render() {</text:span></text:p>
      <text:p text:style-name="P73"><text:span text:style-name="Source_20_Text"><text:s text:c="4"/>return (</text:span></text:p>
      <text:p text:style-name="P73"><text:span text:style-name="Source_20_Text"><text:s text:c="6"/>&lt;div&gt;</text:span></text:p>
      <text:p text:style-name="P73"><text:span text:style-name="Source_20_Text"><text:s text:c="6"/>&lt;h1&gt;My Favorite Color is {this.state.favoritecolor}&lt;/h1&gt;</text:span></text:p>
      <text:p text:style-name="P73"><text:span text:style-name="Source_20_Text"><text:s text:c="6"/>&lt;div id="div1"&gt;&lt;/div&gt;</text:span></text:p>
      <text:p text:style-name="P73"><text:span text:style-name="Source_20_Text"><text:s text:c="6"/>&lt;div id="div2"&gt;&lt;/div&gt;</text:span></text:p>
      <text:p text:style-name="P73"><text:span text:style-name="Source_20_Text"><text:s text:c="6"/>&lt;/div&gt;</text:span></text:p>
      <text:p text:style-name="P73"><text:span text:style-name="Source_20_Text"><text:s text:c="4"/>);</text:span></text:p>
      <text:p text:style-name="P73"><text:span text:style-name="Source_20_Text"><text:s text:c="2"/>}</text:span></text:p>
      <text:p text:style-name="P73"><text:span text:style-name="Source_20_Text">}</text:span></text:p>
      <text:p text:style-name="P62"><text:span text:style-name="Source_20_Text"><text:span text:style-name="T66">Output:</text:span></text:span></text:p>
      <text:h text:style-name="P74" text:outline-level="1"><text:span text:style-name="Source_20_Text"><text:span text:style-name="T66">My Favorite Color is </text:span></text:span><text:bookmark text:name="color"/><text:span text:style-name="Source_20_Text"><text:span text:style-name="T66">yellow</text:span></text:span></text:h>
      <text:section text:style-name="Sect1" text:name="div1">
        <text:p text:style-name="P53">Before the update, the favorite was red</text:p>
      </text:section>
      <text:section text:style-name="Sect1" text:name="div2">
        <text:p text:style-name="P53">The updated favorite is yellow</text:p>
      </text:section>
      <text:p text:style-name="P62"><text:span text:style-name="Source_20_Text"><text:span text:style-name="T66"/></text:span></text:p>
      <text:h text:style-name="P65" text:outline-level="2"><text:span text:style-name="Source_20_Text"><text:span text:style-name="T76">3 </text:span></text:span><text:span text:style-name="Source_20_Text"><text:span text:style-name="T77">Unmounting:</text:span></text:span></text:h>
      <text:p text:style-name="P62"><text:span text:style-name="Source_20_Text"><text:span text:style-name="T78"/></text:span></text:p>
      <text:p text:style-name="P62"><text:span text:style-name="Source_20_Text"><text:span text:style-name="T76">When a component is removed from the DOM.we call it unmounting.</text:span></text:span></text:p>
      <text:p text:style-name="P62"><text:span text:style-name="Source_20_Text"><text:span text:style-name="T76"/></text:span></text:p>
      <text:p text:style-name="P62"><text:span text:style-name="Source_20_Text"><text:span text:style-name="T76">React has only one built-in method that gets called when a component is unmounted:</text:span></text:span></text:p>
      <text:list xml:id="list3323098058" text:style-name="L15">
        <text:list-item>
          <text:p text:style-name="P52"><text:span text:style-name="Source_20_Text"><text:span text:style-name="T75">componentWillUnmount()</text:span></text:span><text:span text:style-name="T75"> </text:span></text:p>
        </text:list-item>
      </text:list>
      <text:p text:style-name="P55">Use:</text:p>
      <text:list xml:id="list4179956016" text:style-name="L16">
        <text:list-item>
          <text:p text:style-name="P47"><text:span text:style-name="Strong_20_Emphasis"><text:span text:style-name="T21">In api calls, when we need to remove components.</text:span></text:span></text:p>
        </text:list-item>
      </text:list>
      <text:p text:style-name="P48"><text:span text:style-name="Strong_20_Emphasis"><text:span text:style-name="T16"/></text:span></text:p>
      <text:p text:style-name="P13"><text:span text:style-name="Strong_20_Emphasis"><text:span text:style-name="T16"/></text:span></text:p>
      <text:p text:style-name="P13"><text:bookmark text:name="docs-internal-guid-3e98183d-7fff-7181-b725-17adc7e3fc5d"/><text:span text:style-name="Strong_20_Emphasis"><text:span text:style-name="T15">What are keys and why do we use them in lists?</text:span></text:span><text:span text:style-name="Strong_20_Emphasis"><text:span text:style-name="T34"> </text:span></text:span></text:p>
      <text:p text:style-name="P48"><text:span text:style-name="Strong_20_Emphasis"><text:span text:style-name="T24"/></text:span></text:p>
      <text:p text:style-name="P48"><text:span text:style-name="Strong_20_Emphasis"><text:span text:style-name="T25">Keys help React identify which items have changed, are added, or are removed. So that is why we use them in a list.</text:span></text:span></text:p>
      <text:p text:style-name="P48"><text:span text:style-name="Strong_20_Emphasis"><text:span text:style-name="T25"/></text:span></text:p>
      <text:p text:style-name="P48"><text:bookmark text:name="docs-internal-guid-16d68277-7fff-fc83-8266-26f8ee3edb84"/><text:span text:style-name="Strong_20_Emphasis"><text:span text:style-name="T17">Why does React maintain a Virtual DOM?</text:span></text:span></text:p>
      <text:p text:style-name="P48"><text:span text:style-name="Strong_20_Emphasis"><text:span text:style-name="T24">React uses virtual DOM to enhance its performance. It uses the observable to detect state and prop changes.</text:span></text:span></text:p>
      <text:p text:style-name="P48"><text:span text:style-name="Strong_20_Emphasis"><text:span text:style-name="T25"/></text:span></text:p>
      <text:p text:style-name="P12"><text:span text:style-name="Strong_20_Emphasis"><text:span text:style-name="T6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9:28:17.362432419</meta:creation-date>
    <dc:date>2021-07-19T20:08:17.120246905</dc:date>
    <meta:editing-duration>PT39M50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9" meta:paragraph-count="253" meta:word-count="1361" meta:character-count="9800" meta:non-whitespace-character-count="8154"/>
  </office:meta>
</office:document-meta>
</file>